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oppins" svg:font-family="Poppins"/>
  </office:font-face-decls>
  <office:automatic-styles>
    <style:style style:name="co1" style:family="table-column">
      <style:table-column-properties fo:break-before="auto" style:column-width="0.9256in"/>
    </style:style>
    <style:style style:name="co2" style:family="table-column">
      <style:table-column-properties fo:break-before="auto" style:column-width="4.0126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8484in"/>
    </style:style>
    <style:style style:name="co5" style:family="table-column">
      <style:table-column-properties fo:break-before="auto" style:column-width="0.8874in"/>
    </style:style>
    <style:style style:name="co6" style:family="table-column">
      <style:table-column-properties fo:break-before="auto" style:column-width="0.8201in"/>
    </style:style>
    <style:style style:name="co7" style:family="table-column">
      <style:table-column-properties fo:break-before="auto" style:column-width="0.7335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1.5429in"/>
    </style:style>
    <style:style style:name="co10" style:family="table-column">
      <style:table-column-properties fo:break-before="auto" style:column-width="1.9583in"/>
    </style:style>
    <style:style style:name="co11" style:family="table-column">
      <style:table-column-properties fo:break-before="auto" style:column-width="2.5563in"/>
    </style:style>
    <style:style style:name="co12" style:family="table-column">
      <style:table-column-properties fo:break-before="auto" style:column-width="1.5535in"/>
    </style:style>
    <style:style style:name="co13" style:family="table-column">
      <style:table-column-properties fo:break-before="auto" style:column-width="3.1252in"/>
    </style:style>
    <style:style style:name="co14" style:family="table-column">
      <style:table-column-properties fo:break-before="auto" style:column-width="1.1673in"/>
    </style:style>
    <style:style style:name="co15" style:family="table-column">
      <style:table-column-properties fo:break-before="auto" style:column-width="2.7398in"/>
    </style:style>
    <style:style style:name="co16" style:family="table-column">
      <style:table-column-properties fo:break-before="auto" style:column-width="0.9744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611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PageStyle_5f_Working_20_out_20_formulas">
      <style:table-properties table:display="true" style:writing-mode="lr-tb" table:tab-color="#3c78d8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3d3d3" style:diagonal-bl-tr="none" style:diagonal-tl-br="none" style:text-align-source="value-type" style:repeat-content="false" fo:wrap-option="wrap" fo:border-left="none" style:direction="ltr" fo:border-right="0.74pt solid #d3d3d3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212529" style:text-outline="false" style:text-line-through-style="none" style:text-line-through-type="none" style:font-name="Poppins" fo:font-size="12pt" fo:font-style="normal" fo:text-shadow="none" style:text-underline-style="none" fo:font-weight="bold" style:font-size-asian="12pt" style:font-style-asian="normal" style:font-weight-asian="bold" style:font-name-complex="Poppins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fafad2" style:diagonal-bl-tr="none" style:diagonal-tl-br="none" style:text-align-source="value-type" style:repeat-content="false" fo:wrap-option="no-wrap" fo:border-left="none" style:direction="ltr" fo:border-right="0.74pt solid #d3d3d3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212529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d3d3d3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212529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afad2" style:diagonal-bl-tr="none" style:diagonal-tl-br="none" style:text-align-source="value-type" style:repeat-content="false" fo:wrap-option="no-wrap" fo:border-left="none" style:direction="ltr" fo:border-right="0.74pt solid #d3d3d3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212529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d3d3d3" style:diagonal-bl-tr="none" style:diagonal-tl-br="none" style:text-align-source="fix" style:repeat-content="false" fo:wrap-option="wrap" fo:border-left="none" style:direction="ltr" fo:border-right="0.74pt solid #d3d3d3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212529" style:text-outline="false" style:text-line-through-style="none" style:text-line-through-type="none" style:font-name="Poppins" fo:font-size="12pt" fo:font-style="normal" fo:text-shadow="none" style:text-underline-style="none" fo:font-weight="bold" style:font-size-asian="12pt" style:font-style-asian="normal" style:font-weight-asian="bold" style:font-name-complex="Poppins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fafad2" style:diagonal-bl-tr="none" style:diagonal-tl-br="none" style:text-align-source="fix" style:repeat-content="false" fo:wrap-option="no-wrap" fo:border-left="none" style:direction="ltr" fo:border-right="0.74pt solid #d3d3d3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212529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d3d3d3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212529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afad2" style:diagonal-bl-tr="none" style:diagonal-tl-br="none" style:text-align-source="fix" style:repeat-content="false" fo:wrap-option="no-wrap" fo:border-left="none" style:direction="ltr" fo:border-right="0.74pt solid #d3d3d3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212529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d3d3d3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212529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ing out formulas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number-columns-repeated="1007" table:default-cell-style-name="Default"/>
        <table:table-row table:style-name="ro1" table:number-rows-repeated="2">
          <table:table-cell table:number-columns-repeated="13"/>
          <table:table-cell table:style-name="ce12"/>
          <table:table-cell table:number-columns-repeated="1010"/>
        </table:table-row>
        <table:table-row table:style-name="ro2">
          <table:table-cell table:style-name="ce1" office:value-type="string" calcext:value-type="string">
            <text:p>source name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delivered quantity</text:p>
          </table:table-cell>
          <table:table-cell table:style-name="ce5" office:value-type="string" calcext:value-type="string">
            <text:p>pack cost</text:p>
          </table:table-cell>
          <table:table-cell table:style-name="ce5" office:value-type="string" calcext:value-type="string">
            <text:p>pack quantity</text:p>
          </table:table-cell>
          <table:table-cell table:style-name="ce5" office:value-type="string" calcext:value-type="string">
            <text:p>unit quantity</text:p>
          </table:table-cell>
          <table:table-cell table:style-name="ce5" office:value-type="string" calcext:value-type="string">
            <text:p>unit size</text:p>
          </table:table-cell>
          <table:table-cell table:style-name="ce5" office:value-type="string" calcext:value-type="string">
            <text:p>extended cost</text:p>
          </table:table-cell>
          <table:table-cell table:style-name="ce5" office:value-type="string" calcext:value-type="string">
            <text:p>total weight</text:p>
          </table:table-cell>
          <table:table-cell table:style-name="ce5" office:value-type="string" calcext:value-type="string">
            <text:p>individual weights</text:p>
          </table:table-cell>
          <table:table-cell table:style-name="ce10" office:value-type="string" calcext:value-type="string">
            <text:p>explanation</text:p>
          </table:table-cell>
          <table:table-cell table:style-name="ce10" office:value-type="string" calcext:value-type="string">
            <text:p>formula to use</text:p>
          </table:table-cell>
          <table:table-cell table:style-name="ce12" office:value-type="string" calcext:value-type="string">
            <text:p>common value used on usage form</text:p>
          </table:table-cell>
          <table:table-cell table:style-name="ce12" office:value-type="string" calcext:value-type="string">
            <text:p>Why is that how usage is done?</text:p>
          </table:table-cell>
          <table:table-cell table:style-name="ce10" office:value-type="string" calcext:value-type="string">
            <text:p>per something cost</text:p>
          </table:table-cell>
          <table:table-cell table:style-name="ce10" office:value-type="string" calcext:value-type="string">
            <text:p>magic number</text:p>
          </table:table-cell>
          <table:table-cell table:style-name="ce10" office:value-type="string" calcext:value-type="string">
            <text:p>Depends on?</text:p>
          </table:table-cell>
          <table:table-cell table:style-name="ce10" office:value-type="string" calcext:value-type="string">
            <text:p>per gram formula</text:p>
          </table:table-cell>
          <table:table-cell table:style-name="ce10" office:value-type="string" calcext:value-type="string">
            <text:p>per gram cost</text:p>
          </table:table-cell>
          <table:table-cell table:style-name="ce10" office:value-type="string" calcext:value-type="string">
            <text:p>additional depends on?</text:p>
          </table:table-cell>
          <table:table-cell table:style-name="ce10" office:value-type="string" calcext:value-type="string">
            <text:p>per cup formula</text:p>
          </table:table-cell>
          <table:table-cell table:style-name="ce10" office:value-type="string" calcext:value-type="string">
            <text:p>per cup cost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ysco</text:p>
          </table:table-cell>
          <table:table-cell table:style-name="ce2" office:value-type="string" calcext:value-type="string">
            <text:p>SIN:ruffles chip potato ridged re</text:p>
            <text:p>CN:potato chi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2.77" calcext:value-type="float">
            <text:p>42.77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.5oz</text:p>
          </table:table-cell>
          <table:table-cell table:style-name="ce6" office:value-type="float" office:value="42.77" calcext:value-type="float">
            <text:p>42.7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[]</text:p>
          </table:table-cell>
          <table:table-cell table:style-name="ce10" office:value-type="string" calcext:value-type="string">
            <text:p>box with individual servings</text:p>
          </table:table-cell>
          <table:table-cell table:style-name="ce10" table:formula="of:=[.D4]&amp;&quot; / &quot;&amp;[.E4]&amp;&quot; = 1 serving cost&quot;" office:value-type="string" office:string-value="42.77 / 64 = 1 serving cost" calcext:value-type="string">
            <text:p>42.77 / 64 = 1 serving cost</text:p>
          </table:table-cell>
          <table:table-cell table:style-name="ce10" office:value-type="string" calcext:value-type="string">
            <text:p>pack cost</text:p>
          </table:table-cell>
          <table:table-cell table:style-name="ce12" office:value-type="string" calcext:value-type="string">
            <text:p>chips are handed out willy nilly and not tracked nor easily tracked</text:p>
          </table:table-cell>
          <table:table-cell table:style-name="ce11" table:formula="of:=ROUND([.D4]/[.E4]; 4)" office:value-type="float" office:value="0.6683" calcext:value-type="float">
            <text:p>0.6683</text:p>
          </table:table-cell>
          <table:table-cell/>
          <table:table-cell table:style-name="ce10" office:value-type="string" calcext:value-type="string">
            <text:p>pack quantity to be the individual serving count</text:p>
          </table:table-cell>
          <table:table-cell table:number-columns-repeated="1007"/>
        </table:table-row>
        <table:table-row table:style-name="ro4">
          <table:table-cell table:style-name="ce3" office:value-type="string" calcext:value-type="string">
            <text:p>US Foods</text:p>
          </table:table-cell>
          <table:table-cell table:style-name="ce3" office:value-type="string" calcext:value-type="string">
            <text:p>SIN:flour, wheat hi gluten brd</text:p>
            <text:p>CN:all purpose flou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.74" calcext:value-type="float">
            <text:p>22.7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50lb</text:p>
          </table:table-cell>
          <table:table-cell table:style-name="ce7" office:value-type="float" office:value="22.74" calcext:value-type="float">
            <text:p>22.7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]</text:p>
          </table:table-cell>
          <table:table-cell table:style-name="ce10" office:value-type="string" calcext:value-type="string">
            <text:p>single sack.</text:p>
          </table:table-cell>
          <table:table-cell table:style-name="ce10" table:formula="of:=[.D5]&amp;&quot; / &quot;&amp;[.F5]&amp;&quot; / &quot;&amp;[.P5]&amp;&quot; = 1g cost&quot;" office:value-type="string" office:string-value="22.74 / 1 / 454 = 1g cost" calcext:value-type="string">
            <text:p>22.74 / 1 / 454 = 1g cost</text:p>
          </table:table-cell>
          <table:table-cell table:style-name="ce10" office:value-type="string" calcext:value-type="string">
            <text:p>pack cost</text:p>
          </table:table-cell>
          <table:table-cell table:style-name="ce12" office:value-type="string" calcext:value-type="string">
            <text:p>used as needed for a variaty of recipes and sometimes for rolling so a specific amount is not known.</text:p>
          </table:table-cell>
          <table:table-cell table:style-name="ce11" table:formula="of:=[.D5]" office:value-type="float" office:value="22.74" calcext:value-type="float">
            <text:p>22.74</text:p>
          </table:table-cell>
          <table:table-cell table:style-name="ce10" office:value-type="float" office:value="454" calcext:value-type="float">
            <text:p>454</text:p>
          </table:table-cell>
          <table:table-cell table:number-columns-repeated="2"/>
          <table:table-cell table:style-name="ce10" table:formula="of:=ROUND([.O5]/(VALUE(LEFT([.G5];LEN([.G5])-2)))/[.P5];6)" office:value-type="float" office:value="0.001002" calcext:value-type="float">
            <text:p>0.001002</text:p>
          </table:table-cell>
          <table:table-cell table:style-name="ce10" office:value-type="string" calcext:value-type="string">
            <text:p>depends on unit size being in lb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US Foods</text:p>
          </table:table-cell>
          <table:table-cell table:style-name="ce2" office:value-type="string" calcext:value-type="string">
            <text:p>SIN:sugar, wht cane gran</text:p>
            <text:p>CN:granulated sug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.71" calcext:value-type="float">
            <text:p>40.7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50lb</text:p>
          </table:table-cell>
          <table:table-cell table:style-name="ce6" office:value-type="float" office:value="40.71" calcext:value-type="float">
            <text:p>40.7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[]</text:p>
          </table:table-cell>
          <table:table-cell table:style-name="ce10" office:value-type="string" calcext:value-type="string">
            <text:p>single sack.</text:p>
          </table:table-cell>
          <table:table-cell table:style-name="ce10" table:formula="of:=[.D6]&amp;&quot; / &quot;&amp;[.F6]&amp;&quot; / &quot;&amp;[.P6]&amp;&quot; = 1g cost&quot;" office:value-type="string" office:string-value="40.71 / 1 / 454 = 1g cost" calcext:value-type="string">
            <text:p>40.71 / 1 / 454 = 1g cost</text:p>
          </table:table-cell>
          <table:table-cell table:style-name="ce10" office:value-type="string" calcext:value-type="string">
            <text:p>pack cost</text:p>
          </table:table-cell>
          <table:table-cell table:style-name="ce12" office:value-type="string" calcext:value-type="string">
            <text:p>used as needed. <text:s/>Also used to fill coffee condiment containers</text:p>
          </table:table-cell>
          <table:table-cell table:style-name="ce11" table:formula="of:=[.D6]" office:value-type="float" office:value="40.71" calcext:value-type="float">
            <text:p>40.71</text:p>
          </table:table-cell>
          <table:table-cell table:style-name="ce10" office:value-type="float" office:value="454" calcext:value-type="float">
            <text:p>454</text:p>
          </table:table-cell>
          <table:table-cell table:number-columns-repeated="2"/>
          <table:table-cell table:style-name="ce10" table:formula="of:=ROUND([.O6]/(VALUE(LEFT([.G6];LEN([.G6])-2)))/[.P6];6)" office:value-type="float" office:value="0.001793" calcext:value-type="float">
            <text:p>0.001793</text:p>
          </table:table-cell>
          <table:table-cell table:style-name="ce10" office:value-type="string" calcext:value-type="string">
            <text:p>depends on unit size being in lb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sysco</text:p>
          </table:table-cell>
          <table:table-cell table:style-name="ce3" office:value-type="string" calcext:value-type="string">
            <text:p>SIN:whlfimp butter cup whpd 400 ct usda aa</text:p>
            <text:p>CN:individual butter cu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.72" calcext:value-type="float">
            <text:p>40.72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0gr</text:p>
          </table:table-cell>
          <table:table-cell table:style-name="ce7" office:value-type="float" office:value="40.72" calcext:value-type="float">
            <text:p>40.7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]</text:p>
          </table:table-cell>
          <table:table-cell table:style-name="ce10" office:value-type="string" calcext:value-type="string">
            <text:p>box with individual servings</text:p>
          </table:table-cell>
          <table:table-cell table:style-name="ce10" table:formula="of:=[.D7]&amp;&quot; / &quot;&amp;[.E7]&amp;&quot; = 1 serving cost&quot;" office:value-type="string" office:string-value="40.72 / 400 = 1 serving cost" calcext:value-type="string">
            <text:p>40.72 / 400 = 1 serving cost</text:p>
          </table:table-cell>
          <table:table-cell table:style-name="ce10" office:value-type="string" calcext:value-type="string">
            <text:p>pack cost</text:p>
          </table:table-cell>
          <table:table-cell table:style-name="ce12" office:value-type="string" calcext:value-type="string">
            <text:p>handed out during lunch. <text:s/>Some people do not want and others want multiple.</text:p>
          </table:table-cell>
          <table:table-cell table:style-name="ce11" table:formula="of:=[.D7]" office:value-type="float" office:value="40.72" calcext:value-type="float">
            <text:p>40.72</text:p>
          </table:table-cell>
          <table:table-cell/>
          <table:table-cell table:style-name="ce10" office:value-type="string" calcext:value-type="string">
            <text:p>pack quantity to be the individual serving count</text:p>
          </table:table-cell>
          <table:table-cell/>
          <table:table-cell table:style-name="ce10" table:formula="of:=ROUND([.D7]/[.E7]/(VALUE(LEFT([.G7];LEN([.G7])-2)));6)" office:value-type="float" office:value="0.01018" calcext:value-type="float">
            <text:p>0.01018</text:p>
          </table:table-cell>
          <table:table-cell table:style-name="ce10" office:value-type="string" calcext:value-type="string">
            <text:p>depends on unit size being in gram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sysco</text:p>
          </table:table-cell>
          <table:table-cell table:style-name="ce2" office:value-type="string" calcext:value-type="string">
            <text:p>SIN:gossner milk aseptic 2% white</text:p>
            <text:p>CN:white milk carto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.55" calcext:value-type="float">
            <text:p>12.5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8oz</text:p>
          </table:table-cell>
          <table:table-cell table:style-name="ce6" office:value-type="float" office:value="125.5" calcext:value-type="float">
            <text:p>125.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[]</text:p>
          </table:table-cell>
          <table:table-cell table:style-name="ce10" office:value-type="string" calcext:value-type="string">
            <text:p>box with individual servings</text:p>
          </table:table-cell>
          <table:table-cell table:style-name="ce10" table:formula="of:=[.D8]&amp;&quot; / &quot;&amp;[.E8]&amp;&quot; = 1 serving cost&quot;" office:value-type="string" office:string-value="12.55 / 27 = 1 serving cost" calcext:value-type="string">
            <text:p>12.55 / 27 = 1 serving cost</text:p>
          </table:table-cell>
          <table:table-cell table:style-name="ce10" office:value-type="string" calcext:value-type="string">
            <text:p>pack cost / pack qty</text:p>
          </table:table-cell>
          <table:table-cell table:style-name="ce12" office:value-type="string" calcext:value-type="string">
            <text:p>Used in home delivery - now being tracked per carton. <text:s/>Used in drink fridge - inconsistently being tracked.</text:p>
          </table:table-cell>
          <table:table-cell table:style-name="ce11" table:formula="of:=ROUND([.D8]/[.E8]; 4)" office:value-type="float" office:value="0.4648" calcext:value-type="float">
            <text:p>0.4648</text:p>
          </table:table-cell>
          <table:table-cell/>
          <table:table-cell table:style-name="ce10" office:value-type="string" calcext:value-type="string">
            <text:p>pack quantity to be the individual serving count</text:p>
          </table:table-cell>
          <table:table-cell table:number-columns-repeated="3"/>
          <table:table-cell table:style-name="ce10" office:value-type="string" calcext:value-type="string">
            <text:p>same as the per-something cost as it is 1 cup</text:p>
          </table:table-cell>
          <table:table-cell table:style-name="ce11" table:formula="of:=[.O8]" office:value-type="float" office:value="0.4648" calcext:value-type="float">
            <text:p>0.4648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sysco</text:p>
          </table:table-cell>
          <table:table-cell table:style-name="ce3" office:value-type="string" calcext:value-type="string">
            <text:p>SIN:whlfimp butter solid unsalted usda aa</text:p>
            <text:p>CN:unsalted butt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6.9" calcext:value-type="float">
            <text:p>116.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lb</text:p>
          </table:table-cell>
          <table:table-cell table:style-name="ce7" office:value-type="float" office:value="233.8" calcext:value-type="float">
            <text:p>233.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]</text:p>
          </table:table-cell>
          <table:table-cell table:style-name="ce10" office:value-type="string" calcext:value-type="string">
            <text:p>box with non-individual servings</text:p>
          </table:table-cell>
          <table:table-cell table:style-name="ce10" table:formula="of:=[.D9]&amp;&quot; / &quot;&amp;[.E9]&amp;&quot; = 1 non-serving cost&quot;" office:value-type="string" office:string-value="116.9 / 36 = 1 non-serving cost" calcext:value-type="string">
            <text:p>116.9 / 36 = 1 non-serving cost</text:p>
          </table:table-cell>
          <table:table-cell table:style-name="ce10" office:value-type="string" calcext:value-type="string">
            <text:p>pack cost / pack qty</text:p>
          </table:table-cell>
          <table:table-cell table:style-name="ce12" office:value-type="string" calcext:value-type="string">
            <text:p>The 1lb bricks are the smallest unit that is reliably tracked</text:p>
          </table:table-cell>
          <table:table-cell table:style-name="ce11" table:formula="of:=ROUND([.D9]/[.E9]; 4)" office:value-type="float" office:value="3.2472" calcext:value-type="float">
            <text:p>3.2472</text:p>
          </table:table-cell>
          <table:table-cell table:style-name="ce10" office:value-type="float" office:value="454" calcext:value-type="float">
            <text:p>454</text:p>
          </table:table-cell>
          <table:table-cell table:style-name="ce10" office:value-type="string" calcext:value-type="string">
            <text:p>pack quantity to be the non-individual serving count</text:p>
          </table:table-cell>
          <table:table-cell/>
          <table:table-cell table:style-name="ce10" table:formula="of:=ROUND([.O9]/[.P9]; 6)" office:value-type="float" office:value="0.007152" calcext:value-type="float">
            <text:p>0.007152</text:p>
          </table:table-cell>
          <table:table-cell table:number-columns-repeated="1005"/>
        </table:table-row>
        <table:table-row table:style-name="ro5">
          <table:table-cell table:style-name="ce2" office:value-type="string" calcext:value-type="string">
            <text:p>sysco</text:p>
          </table:table-cell>
          <table:table-cell table:style-name="ce2" office:value-type="string" calcext:value-type="string">
            <text:p>SIN:whlfimp egg shell large pasturized cage free</text:p>
            <text:p>CN:large egg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4.41" calcext:value-type="float">
            <text:p>54.4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5dz</text:p>
          </table:table-cell>
          <table:table-cell table:style-name="ce6" office:value-type="float" office:value="54.41" calcext:value-type="float">
            <text:p>54.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[]</text:p>
          </table:table-cell>
          <table:table-cell table:style-name="ce10" office:value-type="string" calcext:value-type="string">
            <text:p>box with individual servings</text:p>
          </table:table-cell>
          <table:table-cell table:style-name="ce10" table:formula="of:=[.D10]&amp;&quot; / &quot;&amp;[.E10]&amp;&quot; = 1 serving cost&quot;" office:value-type="string" office:string-value="54.41 / 180 = 1 serving cost" calcext:value-type="string">
            <text:p>54.41 / 180 = 1 serving cost</text:p>
          </table:table-cell>
          <table:table-cell table:style-name="ce10" office:value-type="string" calcext:value-type="string">
            <text:p>pack cost / pack qty</text:p>
          </table:table-cell>
          <table:table-cell table:style-name="ce12" office:value-type="string" calcext:value-type="string">
            <text:p>per egg is the most commonly used unit. <text:s/>Only a few recipes use just the white or yolk and the unused portion usually is wasted or used as snack.</text:p>
          </table:table-cell>
          <table:table-cell table:style-name="ce11" table:formula="of:=ROUND([.D10]/[.E10]; 4)" office:value-type="float" office:value="0.3023" calcext:value-type="float">
            <text:p>0.3023</text:p>
          </table:table-cell>
          <table:table-cell/>
          <table:table-cell table:style-name="ce10" office:value-type="string" calcext:value-type="string">
            <text:p>pack quantity to be the individual serving count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sysco</text:p>
          </table:table-cell>
          <table:table-cell table:style-name="ce3" office:value-type="string" calcext:value-type="string">
            <text:p>SIN:sysco classic margarine solid zero trans fat</text:p>
            <text:p>CN:margarin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.89" calcext:value-type="float">
            <text:p>32.8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lb</text:p>
          </table:table-cell>
          <table:table-cell table:style-name="ce7" office:value-type="float" office:value="32.89" calcext:value-type="float">
            <text:p>32.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]</text:p>
          </table:table-cell>
          <table:table-cell table:style-name="ce10" office:value-type="string" calcext:value-type="string">
            <text:p>box with non-individual servings</text:p>
          </table:table-cell>
          <table:table-cell table:style-name="ce10" table:formula="of:=[.D11]&amp;&quot; / &quot;&amp;[.E11]&amp;&quot; = 1 non-serving cost&quot;" office:value-type="string" office:string-value="32.89 / 30 = 1 non-serving cost" calcext:value-type="string">
            <text:p>32.89 / 30 = 1 non-serving cost</text:p>
          </table:table-cell>
          <table:table-cell table:style-name="ce10" office:value-type="string" calcext:value-type="string">
            <text:p>pack cost / pack qty</text:p>
          </table:table-cell>
          <table:table-cell table:style-name="ce12" office:value-type="string" calcext:value-type="string">
            <text:p>The 1lb bricks are the smallest unit that is reliably tracked</text:p>
          </table:table-cell>
          <table:table-cell table:style-name="ce11" table:formula="of:=ROUND([.D11]/[.E11]; 4)" office:value-type="float" office:value="1.0963" calcext:value-type="float">
            <text:p>1.0963</text:p>
          </table:table-cell>
          <table:table-cell table:style-name="ce10" office:value-type="float" office:value="454" calcext:value-type="float">
            <text:p>454</text:p>
          </table:table-cell>
          <table:table-cell table:style-name="ce10" office:value-type="string" calcext:value-type="string">
            <text:p>pack quantity to be the non-individual serving count</text:p>
          </table:table-cell>
          <table:table-cell/>
          <table:table-cell table:style-name="ce10" table:formula="of:=ROUND([.O11]/[.P11]; 6)" office:value-type="float" office:value="0.002415" calcext:value-type="float">
            <text:p>0.002415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sysco</text:p>
          </table:table-cell>
          <table:table-cell table:style-name="ce2" office:value-type="string" calcext:value-type="string">
            <text:p>SIN:impfrsh onion yellow medium box</text:p>
            <text:p>CN:medium yellow on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.34" calcext:value-type="float">
            <text:p>17.3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50lb</text:p>
          </table:table-cell>
          <table:table-cell table:style-name="ce6" office:value-type="float" office:value="17.34" calcext:value-type="float">
            <text:p>17.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[]</text:p>
          </table:table-cell>
          <table:table-cell table:style-name="ce10" office:value-type="string" calcext:value-type="string">
            <text:p>single sack.</text:p>
          </table:table-cell>
          <table:table-cell table:style-name="ce10" table:formula="of:=[.D12]&amp;&quot; / &quot;&amp;[.F12]&amp;&quot; / &quot;&amp;[.P12]&amp;&quot; = 1g cost&quot;" office:value-type="string" office:string-value="17.34 / 50 / 454 = 1g cost" calcext:value-type="string">
            <text:p>17.34 / 50 / 454 = 1g cost</text:p>
          </table:table-cell>
          <table:table-cell table:style-name="ce10" office:value-type="string" calcext:value-type="string">
            <text:p>pack cost</text:p>
          </table:table-cell>
          <table:table-cell table:style-name="ce12" office:value-type="string" calcext:value-type="string">
            <text:p>Onions vary in size. <text:s/>Unknown quantity in box. <text:s/>Onions sometimes go bad or arrive bad. <text:s/>Onions not weighed when used.</text:p>
          </table:table-cell>
          <table:table-cell table:style-name="ce11" table:formula="of:=ROUND([.D12]/[.F12]/[.P12];6)" office:value-type="float" office:value="0.000764" calcext:value-type="float">
            <text:p>0.000764</text:p>
          </table:table-cell>
          <table:table-cell table:style-name="ce10" office:value-type="float" office:value="454" calcext:value-type="float">
            <text:p>454</text:p>
          </table:table-cell>
          <table:table-cell table:style-name="ce10" office:value-type="string" calcext:value-type="string">
            <text:p>unit quantity to be the # of lbs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US Foods</text:p>
          </table:table-cell>
          <table:table-cell table:style-name="ce3" office:value-type="string" calcext:value-type="string">
            <text:p>SIN:potato, mashed red flake dehydrated add</text:p>
            <text:p>CN:idahoan instant mashed pota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4.05" calcext:value-type="float">
            <text:p>74.0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32.85oz</text:p>
          </table:table-cell>
          <table:table-cell table:style-name="ce7" office:value-type="float" office:value="148.1" calcext:value-type="float">
            <text:p>148.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]</text:p>
          </table:table-cell>
          <table:table-cell table:style-name="ce10" office:value-type="string" calcext:value-type="string">
            <text:p>box with non-individual servings</text:p>
          </table:table-cell>
          <table:table-cell table:style-name="ce10" table:formula="of:=[.D13]&amp;&quot; / &quot;&amp;[.E13]&amp;&quot; = 1 non-serving cost&quot;" office:value-type="string" office:string-value="74.05 / 8 = 1 non-serving cost" calcext:value-type="string">
            <text:p>74.05 / 8 = 1 non-serving cost</text:p>
          </table:table-cell>
          <table:table-cell table:style-name="ce10" office:value-type="string" calcext:value-type="string">
            <text:p>pack cost / pack qty</text:p>
          </table:table-cell>
          <table:table-cell table:style-name="ce12" office:value-type="string" calcext:value-type="string">
            <text:p>per bag is how it gets used</text:p>
          </table:table-cell>
          <table:table-cell table:style-name="ce11" table:formula="of:=ROUND([.D13]/[.E13]; 4)" office:value-type="float" office:value="9.2563" calcext:value-type="float">
            <text:p>9.2563</text:p>
          </table:table-cell>
          <table:table-cell table:style-name="ce10" office:value-type="float" office:value="454" calcext:value-type="float">
            <text:p>454</text:p>
          </table:table-cell>
          <table:table-cell table:style-name="ce10" office:value-type="string" calcext:value-type="string">
            <text:p>pack quantity to be the non-individual serving count</text:p>
          </table:table-cell>
          <table:table-cell/>
          <table:table-cell table:style-name="ce10" table:formula="of:=ROUND([.O13]/(VALUE(LEFT([.G13];LEN([.G13])-2))/16)/[.P13];6)" office:value-type="float" office:value="0.00993" calcext:value-type="float">
            <text:p>0.00993</text:p>
          </table:table-cell>
          <table:table-cell table:style-name="ce10" office:value-type="string" calcext:value-type="string">
            <text:p>depends on unit size being in oz by weight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US Foods</text:p>
          </table:table-cell>
          <table:table-cell table:style-name="ce2" office:value-type="string" calcext:value-type="string">
            <text:p>SIN:mix, gravy country pho-free shelf</text:p>
            <text:p>CN:country gravy mi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.47" calcext:value-type="float">
            <text:p>33.4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4oz</text:p>
          </table:table-cell>
          <table:table-cell table:style-name="ce6" office:value-type="float" office:value="33.47" calcext:value-type="float">
            <text:p>33.4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[]</text:p>
          </table:table-cell>
          <table:table-cell table:style-name="ce10" office:value-type="string" calcext:value-type="string">
            <text:p>box with non-individual servings</text:p>
          </table:table-cell>
          <table:table-cell table:style-name="ce10" table:formula="of:=[.D14]&amp;&quot; / &quot;&amp;[.E14]&amp;&quot; = 1 non-serving cost&quot;" office:value-type="string" office:string-value="33.47 / 6 = 1 non-serving cost" calcext:value-type="string">
            <text:p>33.47 / 6 = 1 non-serving cost</text:p>
          </table:table-cell>
          <table:table-cell table:style-name="ce10" office:value-type="string" calcext:value-type="string">
            <text:p>pack cost / pack qty</text:p>
          </table:table-cell>
          <table:table-cell table:style-name="ce12" office:value-type="string" calcext:value-type="string">
            <text:p>per bag is how it gets used</text:p>
          </table:table-cell>
          <table:table-cell table:style-name="ce11" table:formula="of:=ROUND([.D14]/[.E14]; 4)" office:value-type="float" office:value="5.5783" calcext:value-type="float">
            <text:p>5.5783</text:p>
          </table:table-cell>
          <table:table-cell table:style-name="ce10" office:value-type="float" office:value="454" calcext:value-type="float">
            <text:p>454</text:p>
          </table:table-cell>
          <table:table-cell table:style-name="ce10" office:value-type="string" calcext:value-type="string">
            <text:p>pack quantity to be the non-individual serving count</text:p>
          </table:table-cell>
          <table:table-cell/>
          <table:table-cell table:style-name="ce10" table:formula="of:=ROUND([.O14]/(VALUE(LEFT([.G14];LEN([.G14])-2))/16)/[.P14];6)" office:value-type="float" office:value="0.008191" calcext:value-type="float">
            <text:p>0.008191</text:p>
          </table:table-cell>
          <table:table-cell table:style-name="ce10" office:value-type="string" calcext:value-type="string">
            <text:p>depends on unit size being in oz by weight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US Foods</text:p>
          </table:table-cell>
          <table:table-cell table:style-name="ce3" office:value-type="string" calcext:value-type="string">
            <text:p>SIN:juice, grape 100% single serving cup shelf stable</text:p>
            <text:p>CN:grape juice cup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5.35" calcext:value-type="float">
            <text:p>35.3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4oz</text:p>
          </table:table-cell>
          <table:table-cell table:style-name="ce7" office:value-type="float" office:value="70.7" calcext:value-type="float">
            <text:p>70.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]</text:p>
          </table:table-cell>
          <table:table-cell table:style-name="ce10" office:value-type="string" calcext:value-type="string">
            <text:p>box with individual servings</text:p>
          </table:table-cell>
          <table:table-cell table:style-name="ce10" table:formula="of:=[.D15]&amp;&quot; / &quot;&amp;[.E15]&amp;&quot; = 1 serving cost&quot;" office:value-type="string" office:string-value="35.35 / 96 = 1 serving cost" calcext:value-type="string">
            <text:p>35.35 / 96 = 1 serving cost</text:p>
          </table:table-cell>
          <table:table-cell table:style-name="ce10" office:value-type="string" calcext:value-type="string">
            <text:p>pack cost / pack qty</text:p>
          </table:table-cell>
          <table:table-cell table:style-name="ce12" office:value-type="string" calcext:value-type="string">
            <text:p>Used in home delivery - now being tracked per carton. <text:s/>Used in drink fridge - inconsistently being tracked.</text:p>
          </table:table-cell>
          <table:table-cell table:style-name="ce11" table:formula="of:=ROUND([.D15]/[.E15]; 4)" office:value-type="float" office:value="0.3682" calcext:value-type="float">
            <text:p>0.3682</text:p>
          </table:table-cell>
          <table:table-cell/>
          <table:table-cell table:style-name="ce10" office:value-type="string" calcext:value-type="string">
            <text:p>pack quantity to be the individual serving count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sysco</text:p>
          </table:table-cell>
          <table:table-cell table:style-name="ce2" office:value-type="string" calcext:value-type="string">
            <text:p>SIN:casaimp cheese cheddr jack fancy shre</text:p>
            <text:p>CN:shredded cheddar j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.91" calcext:value-type="float">
            <text:p>60.9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5lb</text:p>
          </table:table-cell>
          <table:table-cell table:style-name="ce6" office:value-type="float" office:value="60.91" calcext:value-type="float">
            <text:p>60.9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[]</text:p>
          </table:table-cell>
          <table:table-cell table:style-name="ce10" office:value-type="string" calcext:value-type="string">
            <text:p>box with non-individual servings</text:p>
          </table:table-cell>
          <table:table-cell table:style-name="ce10" table:formula="of:=[.D16]&amp;&quot; / &quot;&amp;[.E16]&amp;&quot; = 1 non-serving cost&quot;" office:value-type="string" office:string-value="60.91 / 4 = 1 non-serving cost" calcext:value-type="string">
            <text:p>60.91 / 4 = 1 non-serving cost</text:p>
          </table:table-cell>
          <table:table-cell table:style-name="ce10" office:value-type="string" calcext:value-type="string">
            <text:p>pack cost / pack qty</text:p>
          </table:table-cell>
          <table:table-cell table:style-name="ce12" office:value-type="string" calcext:value-type="string">
            <text:p>per bag is how it gets used most of the time. <text:s/>Rarely is a partial bag put back in fridge/freezer.</text:p>
          </table:table-cell>
          <table:table-cell table:style-name="ce11" table:formula="of:=ROUND([.D16]/[.E16]; 4)" office:value-type="float" office:value="15.2275" calcext:value-type="float">
            <text:p>15.2275</text:p>
          </table:table-cell>
          <table:table-cell table:style-name="ce10" office:value-type="float" office:value="454" calcext:value-type="float">
            <text:p>454</text:p>
          </table:table-cell>
          <table:table-cell table:style-name="ce10" office:value-type="string" calcext:value-type="string">
            <text:p>pack quantity to be the non-individual serving count</text:p>
          </table:table-cell>
          <table:table-cell/>
          <table:table-cell table:style-name="ce10" table:formula="of:=ROUND([.O16]/(VALUE(LEFT([.G16];LEN([.G16])-2)))/[.P16];6)" office:value-type="float" office:value="0.006708" calcext:value-type="float">
            <text:p>0.006708</text:p>
          </table:table-cell>
          <table:table-cell table:style-name="ce10" office:value-type="string" calcext:value-type="string">
            <text:p>depends on unit size being in lb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sysco</text:p>
          </table:table-cell>
          <table:table-cell table:style-name="ce3" office:value-type="string" calcext:value-type="string">
            <text:p>SIN:bbrlcls beef roast top rnd sli c/off</text:p>
            <text:p>CN:sliced top round beef roas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9.26" calcext:value-type="float">
            <text:p>69.2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2.5#</text:p>
          </table:table-cell>
          <table:table-cell table:style-name="ce7" office:value-type="float" office:value="138.52" calcext:value-type="float">
            <text:p>138.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]</text:p>
          </table:table-cell>
          <table:table-cell table:style-name="ce10" office:value-type="string" calcext:value-type="string">
            <text:p>box with non-individual servings</text:p>
          </table:table-cell>
          <table:table-cell table:style-name="ce10" table:formula="of:=[.D17]&amp;&quot; / &quot;&amp;[.E17]&amp;&quot; = 1 non-serving cost&quot;" office:value-type="string" office:string-value="69.26 / 4 = 1 non-serving cost" calcext:value-type="string">
            <text:p>69.26 / 4 = 1 non-serving cost</text:p>
          </table:table-cell>
          <table:table-cell table:style-name="ce10" office:value-type="string" calcext:value-type="string">
            <text:p>pack cost / pack qty</text:p>
          </table:table-cell>
          <table:table-cell table:style-name="ce12" office:value-type="string" calcext:value-type="string">
            <text:p>sliced deli meat generally gets used up.</text:p>
          </table:table-cell>
          <table:table-cell table:style-name="ce11" table:formula="of:=ROUND([.D17]/[.E17]; 4)" office:value-type="float" office:value="17.315" calcext:value-type="float">
            <text:p>17.315</text:p>
          </table:table-cell>
          <table:table-cell table:style-name="ce10" office:value-type="float" office:value="454" calcext:value-type="float">
            <text:p>454</text:p>
          </table:table-cell>
          <table:table-cell table:style-name="ce10" office:value-type="string" calcext:value-type="string">
            <text:p>pack quantity to be the non-individual serving count</text:p>
          </table:table-cell>
          <table:table-cell/>
          <table:table-cell table:style-name="ce10" table:formula="of:=ROUND([.O17]/(VALUE(LEFT([.G17];LEN([.G17])-1)))/[.P17];6)" office:value-type="float" office:value="0.015256" calcext:value-type="float">
            <text:p>0.015256</text:p>
          </table:table-cell>
          <table:table-cell table:style-name="ce10" office:value-type="string" calcext:value-type="string">
            <text:p>depends on unit size being in lb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sysco</text:p>
          </table:table-cell>
          <table:table-cell table:style-name="ce2" office:value-type="string" calcext:value-type="string">
            <text:p>SIN:packer cabbage green</text:p>
            <text:p>CN:green cabbag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.84" calcext:value-type="float">
            <text:p>28.8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ead</text:p>
          </table:table-cell>
          <table:table-cell table:style-name="ce6" office:value-type="float" office:value="28.84" calcext:value-type="float">
            <text:p>28.8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[]</text:p>
          </table:table-cell>
          <table:table-cell table:style-name="ce10" office:value-type="string" calcext:value-type="string">
            <text:p>box with non-individual servings</text:p>
          </table:table-cell>
          <table:table-cell table:style-name="ce10" table:formula="of:=[.D18]&amp;&quot; / &quot;&amp;[.E18]&amp;&quot; = 1 non-serving cost&quot;" office:value-type="string" office:string-value="28.84 / 24 = 1 non-serving cost" calcext:value-type="string">
            <text:p>28.84 / 24 = 1 non-serving cost</text:p>
          </table:table-cell>
          <table:table-cell table:style-name="ce10" office:value-type="string" calcext:value-type="string">
            <text:p>pack cost / pack qty</text:p>
          </table:table-cell>
          <table:table-cell table:style-name="ce12" office:value-type="string" calcext:value-type="string">
            <text:p>per head is how it gets used</text:p>
          </table:table-cell>
          <table:table-cell table:style-name="ce11" table:formula="of:=ROUND([.D18]/[.E18]; 4)" office:value-type="float" office:value="1.2017" calcext:value-type="float">
            <text:p>1.2017</text:p>
          </table:table-cell>
          <table:table-cell/>
          <table:table-cell table:style-name="ce10" office:value-type="string" calcext:value-type="string">
            <text:p>pack quantity to be the non-individual serving count</text:p>
          </table:table-cell>
          <table:table-cell table:number-columns-repeated="5"/>
          <table:table-cell table:style-name="ce10" office:value-type="string" calcext:value-type="string">
            <text:p>should we get an average head weight?</text:p>
            <text:p>Does that matter?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sysco</text:p>
          </table:table-cell>
          <table:table-cell table:style-name="ce3" office:value-type="string" calcext:value-type="string">
            <text:p>SIN:bbrlcls beef corned brskt raw 30%</text:p>
            <text:p>CN:raw corned beef briske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.311" calcext:value-type="float">
            <text:p>5.3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4-18#</text:p>
          </table:table-cell>
          <table:table-cell table:style-name="ce7" office:value-type="float" office:value="214.8831" calcext:value-type="float">
            <text:p>214.8831</text:p>
          </table:table-cell>
          <table:table-cell table:style-name="ce7" office:value-type="float" office:value="40.46" calcext:value-type="float">
            <text:p>40.46</text:p>
          </table:table-cell>
          <table:table-cell table:style-name="ce7" office:value-type="string" calcext:value-type="string">
            <text:p>['19.4200', '21.0400']</text:p>
          </table:table-cell>
          <table:table-cell table:style-name="ce10" office:value-type="string" calcext:value-type="string">
            <text:p>pack cost is the per-lb cost. <text:s/>Total weight is for extended cost. <text:s/>individual weights is for each item in delivered quantity.</text:p>
          </table:table-cell>
          <table:table-cell table:style-name="ce11" table:formula="of:=ROUND([.H19];2)&amp;&quot; / &quot;&amp;[.C19]&amp;&quot; / &quot;&amp;[.E19]&amp;&quot; = 1 non-serving cost&quot;" office:value-type="string" office:string-value="214.88 / 2 / 2 = 1 non-serving cost" calcext:value-type="string">
            <text:p>214.88 / 2 / 2 = 1 non-serving cost</text:p>
          </table:table-cell>
          <table:table-cell table:style-name="ce10" office:value-type="string" calcext:value-type="string">
            <text:p>extended / delivered qty / pack qty</text:p>
          </table:table-cell>
          <table:table-cell table:style-name="ce12" office:value-type="string" calcext:value-type="string">
            <text:p>Individual weights not tracked on usage form so assuming all are equal weight.</text:p>
          </table:table-cell>
          <table:table-cell table:style-name="ce11" table:formula="of:=[.I19]*[.D19]/[.C19]/[.E19]" office:value-type="float" office:value="53.720765" calcext:value-type="float">
            <text:p>53.720765</text:p>
          </table:table-cell>
          <table:table-cell table:style-name="ce10" office:value-type="float" office:value="454" calcext:value-type="float">
            <text:p>454</text:p>
          </table:table-cell>
          <table:table-cell table:style-name="ce10" office:value-type="string" calcext:value-type="string">
            <text:p>pack quantity to be per-lb</text:p>
          </table:table-cell>
          <table:table-cell/>
          <table:table-cell table:style-name="ce10" table:formula="of:=ROUND([.D19]/[.P19]; 6)" office:value-type="float" office:value="0.011698" calcext:value-type="float">
            <text:p>0.011698</text:p>
          </table:table-cell>
          <table:table-cell table:style-name="ce10" office:value-type="string" calcext:value-type="string">
            <text:p>don't have to do anything with the per-something cost as the invoice's per-pack cost is already per-lb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sysco</text:p>
          </table:table-cell>
          <table:table-cell table:style-name="ce2" office:value-type="string" calcext:value-type="string">
            <text:p>SIN:sys cls vinegar distilled white 5%</text:p>
            <text:p>CN:distilled vineg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8.69" calcext:value-type="float">
            <text:p>18.6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gal</text:p>
          </table:table-cell>
          <table:table-cell table:style-name="ce6" office:value-type="float" office:value="18.69" calcext:value-type="float">
            <text:p>18.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[]</text:p>
          </table:table-cell>
          <table:table-cell table:style-name="ce10" office:value-type="string" calcext:value-type="string">
            <text:p>box with non-individual servings</text:p>
          </table:table-cell>
          <table:table-cell table:style-name="ce10" table:formula="of:=[.D20]&amp;&quot; / &quot;&amp;[.E20]&amp;&quot; = 1 non-serving cost&quot;" office:value-type="string" office:string-value="18.69 / 4 = 1 non-serving cost" calcext:value-type="string">
            <text:p>18.69 / 4 = 1 non-serving cost</text:p>
          </table:table-cell>
          <table:table-cell table:style-name="ce10" office:value-type="string" calcext:value-type="string">
            <text:p>pack cost / pack qty</text:p>
          </table:table-cell>
          <table:table-cell table:style-name="ce12" office:value-type="string" calcext:value-type="string">
            <text:p>unmeasured usage mostly for the silverware bucket. <text:s/>Sometimes used for cleaning.</text:p>
          </table:table-cell>
          <table:table-cell table:style-name="ce11" table:formula="of:=ROUND([.D20]/[.E20]; 4)" office:value-type="float" office:value="4.6725" calcext:value-type="float">
            <text:p>4.672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pack quantity to be the non-individual serving count</text:p>
          </table:table-cell>
          <table:table-cell/>
          <table:table-cell table:style-name="ce10"/>
          <table:table-cell table:style-name="ce10" office:value-type="string" calcext:value-type="string">
            <text:p>depends on unit size being 1gal</text:p>
          </table:table-cell>
          <table:table-cell/>
          <table:table-cell table:style-name="ce13" table:formula="of:=[.O20]/[.P20]" office:value-type="float" office:value="0.29203125" calcext:value-type="float">
            <text:p>0.29203125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sysco</text:p>
          </table:table-cell>
          <table:table-cell table:style-name="ce3" office:value-type="string" calcext:value-type="string">
            <text:p>SIN:bullseye sauce bbq bullseye</text:p>
            <text:p>CN:bbq sauc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.82" calcext:value-type="float">
            <text:p>64.8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gal</text:p>
          </table:table-cell>
          <table:table-cell table:style-name="ce7" office:value-type="float" office:value="64.82" calcext:value-type="float">
            <text:p>64.8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]</text:p>
          </table:table-cell>
          <table:table-cell table:style-name="ce10" office:value-type="string" calcext:value-type="string">
            <text:p>box with non-individual servings</text:p>
          </table:table-cell>
          <table:table-cell table:style-name="ce10" table:formula="of:=[.D21]&amp;&quot; / &quot;&amp;[.E21]&amp;&quot; = 1 non-serving cost&quot;" office:value-type="string" office:string-value="64.82 / 4 = 1 non-serving cost" calcext:value-type="string">
            <text:p>64.82 / 4 = 1 non-serving cost</text:p>
          </table:table-cell>
          <table:table-cell table:style-name="ce10" office:value-type="string" calcext:value-type="string">
            <text:p>pack cost / pack qty</text:p>
          </table:table-cell>
          <table:table-cell table:style-name="ce12" office:value-type="string" calcext:value-type="string">
            <text:p>per jug is how it gets used</text:p>
          </table:table-cell>
          <table:table-cell table:style-name="ce11" table:formula="of:=ROUND([.D21]/[.E21]; 4)" office:value-type="float" office:value="16.205" calcext:value-type="float">
            <text:p>16.20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pack quantity to be the non-individual serving count</text:p>
          </table:table-cell>
          <table:table-cell/>
          <table:table-cell table:style-name="ce10"/>
          <table:table-cell table:style-name="ce10" office:value-type="string" calcext:value-type="string">
            <text:p>depends on unit size being 1gal</text:p>
          </table:table-cell>
          <table:table-cell/>
          <table:table-cell table:style-name="ce13" table:formula="of:=[.O21]/[.P21]" office:value-type="float" office:value="1.0128125" calcext:value-type="float">
            <text:p>1.0128125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US Foods</text:p>
          </table:table-cell>
          <table:table-cell table:style-name="ce2" office:value-type="string" calcext:value-type="string">
            <text:p>SIN:cracker, graham honey rectangle sleeve</text:p>
            <text:p>CN:graham crack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7.25" calcext:value-type="float">
            <text:p>47.2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4.8oz</text:p>
          </table:table-cell>
          <table:table-cell table:style-name="ce6" office:value-type="float" office:value="47.25" calcext:value-type="float">
            <text:p>47.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[]</text:p>
          </table:table-cell>
          <table:table-cell table:style-name="ce10" office:value-type="string" calcext:value-type="string">
            <text:p>box with non-individual servings</text:p>
          </table:table-cell>
          <table:table-cell table:style-name="ce10" table:formula="of:=[.D22]&amp;&quot; / &quot;&amp;[.E22]&amp;&quot; = 1 non-serving cost&quot;" office:value-type="string" office:string-value="47.25 / 27 = 1 non-serving cost" calcext:value-type="string">
            <text:p>47.25 / 27 = 1 non-serving cost</text:p>
          </table:table-cell>
          <table:table-cell table:style-name="ce10" office:value-type="string" calcext:value-type="string">
            <text:p>pack cost / pack qty</text:p>
          </table:table-cell>
          <table:table-cell table:style-name="ce12" office:value-type="string" calcext:value-type="string">
            <text:p>per sleeve is how it gets used.</text:p>
          </table:table-cell>
          <table:table-cell table:style-name="ce11" table:formula="of:=ROUND([.D22]/[.E22]; 4)" office:value-type="float" office:value="1.75" calcext:value-type="float">
            <text:p>1.75</text:p>
          </table:table-cell>
          <table:table-cell table:style-name="ce10" office:value-type="float" office:value="454" calcext:value-type="float">
            <text:p>454</text:p>
          </table:table-cell>
          <table:table-cell table:style-name="ce10" office:value-type="string" calcext:value-type="string">
            <text:p>pack quantity to be the non-individual serving count</text:p>
          </table:table-cell>
          <table:table-cell/>
          <table:table-cell table:style-name="ce10" table:formula="of:=ROUND([.O22]/(VALUE(LEFT([.G22];LEN([.G22])-2))/16)/[.P22];6)" office:value-type="float" office:value="0.012849" calcext:value-type="float">
            <text:p>0.012849</text:p>
          </table:table-cell>
          <table:table-cell table:style-name="ce10" office:value-type="string" calcext:value-type="string">
            <text:p>depends on unit size being in oz by weight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sysco</text:p>
          </table:table-cell>
          <table:table-cell table:style-name="ce3" office:value-type="string" calcext:value-type="string">
            <text:p>SIN:hershey chocolate chip white milk</text:p>
            <text:p>CN:white chocolate chi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1.61" calcext:value-type="float">
            <text:p>71.6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25lb</text:p>
          </table:table-cell>
          <table:table-cell table:style-name="ce7" office:value-type="float" office:value="71.61" calcext:value-type="float">
            <text:p>71.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]</text:p>
          </table:table-cell>
          <table:table-cell table:style-name="ce10" office:value-type="string" calcext:value-type="string">
            <text:p>single sack.</text:p>
          </table:table-cell>
          <table:table-cell table:style-name="ce10" table:formula="of:=[.D23]&amp;&quot; / &quot;&amp;[.F23]&amp;&quot; / &quot;&amp;[.P23]&amp;&quot; = 1g cost&quot;" office:value-type="string" office:string-value="71.61 / 25 / 454 = 1g cost" calcext:value-type="string">
            <text:p>71.61 / 25 / 454 = 1g cost</text:p>
          </table:table-cell>
          <table:table-cell table:style-name="ce10" office:value-type="string" calcext:value-type="string">
            <text:p>pack cost</text:p>
          </table:table-cell>
          <table:table-cell table:style-name="ce12" office:value-type="string" calcext:value-type="string">
            <text:p>used as needed.</text:p>
          </table:table-cell>
          <table:table-cell table:style-name="ce11" table:formula="of:=ROUND([.D23]/[.F23]/[.P23];6)" office:value-type="float" office:value="0.006309" calcext:value-type="float">
            <text:p>0.006309</text:p>
          </table:table-cell>
          <table:table-cell table:style-name="ce10" office:value-type="float" office:value="454" calcext:value-type="float">
            <text:p>454</text:p>
          </table:table-cell>
          <table:table-cell table:style-name="ce10" office:value-type="string" calcext:value-type="string">
            <text:p>unit quantity to be the # of lbs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broulims</text:p>
          </table:table-cell>
          <table:table-cell table:style-name="ce2" office:value-type="string" calcext:value-type="string">
            <text:p>SIN:food club pineapple crushed</text:p>
            <text:p>CN:crushed pineappl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.79" calcext:value-type="float">
            <text:p>1.79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20oz</text:p>
          </table:table-cell>
          <table:table-cell table:style-name="ce6" office:value-type="float" office:value="3.58" calcext:value-type="float">
            <text:p>3.5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[]</text:p>
          </table:table-cell>
          <table:table-cell table:style-name="ce10" office:value-type="string" calcext:value-type="string">
            <text:p>single can of non-individual serving</text:p>
          </table:table-cell>
          <table:table-cell table:style-name="ce10" table:formula="of:=[.D24]&amp;&quot; / &quot;&amp;[.E24]&amp;&quot; = 1 non-serving cost&quot;" office:value-type="string" office:string-value="1.79 / 1 = 1 non-serving cost" calcext:value-type="string">
            <text:p>1.79 / 1 = 1 non-serving cost</text:p>
          </table:table-cell>
          <table:table-cell table:style-name="ce10" office:value-type="string" calcext:value-type="string">
            <text:p>pack cost / pack qty</text:p>
          </table:table-cell>
          <table:table-cell table:style-name="ce12" office:value-type="string" calcext:value-type="string">
            <text:p>per can is how it gets used.</text:p>
          </table:table-cell>
          <table:table-cell table:style-name="ce11" table:formula="of:=ROUND([.D24]/[.E24]; 4)" office:value-type="float" office:value="1.79" calcext:value-type="float">
            <text:p>1.79</text:p>
          </table:table-cell>
          <table:table-cell table:style-name="ce10" office:value-type="float" office:value="454" calcext:value-type="float">
            <text:p>454</text:p>
          </table:table-cell>
          <table:table-cell table:style-name="ce10" office:value-type="string" calcext:value-type="string">
            <text:p>pack quantity to be the non-individual serving count</text:p>
          </table:table-cell>
          <table:table-cell/>
          <table:table-cell table:style-name="ce10" table:formula="of:=ROUND([.O24]/(VALUE(LEFT([.G24];LEN([.G24])-2))/16)/[.P24];6)" office:value-type="float" office:value="0.003154" calcext:value-type="float">
            <text:p>0.003154</text:p>
          </table:table-cell>
          <table:table-cell table:style-name="ce10" office:value-type="string" calcext:value-type="string">
            <text:p>depends on unit size being in oz by weight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gem</text:p>
          </table:table-cell>
          <table:table-cell table:style-name="ce3" office:value-type="string" calcext:value-type="string">
            <text:p>SIN:plastic portion cup 2oz 2500/cs</text:p>
            <text:p>CN:small plastic cup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5.6731" calcext:value-type="float">
            <text:p>45.673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0" calcext:value-type="float">
            <text:p>100</text:p>
          </table:table-cell>
          <table:table-cell table:style-name="ce7"/>
          <table:table-cell table:style-name="ce7" office:value-type="float" office:value="45.6731" calcext:value-type="float">
            <text:p>45.67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]</text:p>
          </table:table-cell>
          <table:table-cell table:style-name="ce10" office:value-type="string" calcext:value-type="string">
            <text:p>box with non-individual sleeves</text:p>
          </table:table-cell>
          <table:table-cell table:style-name="ce10" table:formula="of:=[.D25]&amp;&quot; / &quot;&amp;[.E25]&amp;&quot; = 1 sleeve cost&quot;" office:value-type="string" office:string-value="45.6731 / 25 = 1 sleeve cost" calcext:value-type="string">
            <text:p>45.6731 / 25 = 1 sleeve cost</text:p>
          </table:table-cell>
          <table:table-cell/>
          <table:table-cell table:style-name="ce12" office:value-type="string" calcext:value-type="string">
            <text:p>per sleeve is how it gets used.</text:p>
          </table:table-cell>
          <table:table-cell table:style-name="ce11" table:formula="of:=ROUND([.D25]/[.E25]; 4)" office:value-type="float" office:value="1.8269" calcext:value-type="float">
            <text:p>1.8269</text:p>
          </table:table-cell>
          <table:table-cell/>
          <table:table-cell table:style-name="ce10" office:value-type="string" calcext:value-type="string">
            <text:p>pack quantity to be sleeve count</text:p>
          </table:table-cell>
          <table:table-cell table:style-name="ce11" table:formula="of:=[.O25]/[.F25]" office:value-type="float" office:value="0.018269" calcext:value-type="float">
            <text:p>0.018269</text:p>
          </table:table-cell>
          <table:table-cell table:style-name="ce10" office:value-type="string" calcext:value-type="string">
            <text:p>to get per thing cost</text:p>
          </table:table-cell>
          <table:table-cell table:style-name="ce10" office:value-type="string" calcext:value-type="string">
            <text:p>unit quantity to be count within a sleeve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sysco</text:p>
          </table:table-cell>
          <table:table-cell table:style-name="ce2" office:value-type="string" calcext:value-type="string">
            <text:p>SIN:jhs topping strawberry</text:p>
            <text:p>CN:strawberry toppin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6.3" calcext:value-type="float">
            <text:p>56.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18oz</text:p>
          </table:table-cell>
          <table:table-cell table:style-name="ce6" office:value-type="float" office:value="112.6" calcext:value-type="float">
            <text:p>112.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[]</text:p>
          </table:table-cell>
          <table:table-cell table:style-name="ce10" office:value-type="string" calcext:value-type="string">
            <text:p>box with non-individual servings</text:p>
          </table:table-cell>
          <table:table-cell table:style-name="ce10" table:formula="of:=[.D26]&amp;&quot; / &quot;&amp;[.E26]&amp;&quot; = 1 non-serving cost&quot;" office:value-type="string" office:string-value="56.3 / 3 = 1 non-serving cost" calcext:value-type="string">
            <text:p>56.3 / 3 = 1 non-serving cost</text:p>
          </table:table-cell>
          <table:table-cell/>
          <table:table-cell table:style-name="ce12" office:value-type="string" calcext:value-type="string">
            <text:p>per jug is how it gets used. <text:s/>Not all at once but not measured.</text:p>
          </table:table-cell>
          <table:table-cell table:style-name="ce11" table:formula="of:=ROUND([.D26]/[.E26]; 4)" office:value-type="float" office:value="18.7667" calcext:value-type="float">
            <text:p>18.7667</text:p>
          </table:table-cell>
          <table:table-cell table:style-name="ce10" office:value-type="float" office:value="454" calcext:value-type="float">
            <text:p>454</text:p>
          </table:table-cell>
          <table:table-cell table:style-name="ce10" office:value-type="string" calcext:value-type="string">
            <text:p>pack quantity to be the non-individual serving count</text:p>
          </table:table-cell>
          <table:table-cell table:style-name="ce11" table:formula="of:=ROUND([.O26]/(VALUE(LEFT([.G26];LEN([.G26])-2))/16)/[.P26];6)" office:value-type="float" office:value="0.005605" calcext:value-type="float">
            <text:p>0.005605</text:p>
          </table:table-cell>
          <table:table-cell table:style-name="ce10" office:value-type="string" calcext:value-type="string">
            <text:p>to get per gram cost</text:p>
          </table:table-cell>
          <table:table-cell table:style-name="ce10" office:value-type="string" calcext:value-type="string">
            <text:p>depends on unit size being in oz by weight</text:p>
          </table:table-cell>
          <table:table-cell table:number-columns-repeated="1004"/>
        </table:table-row>
        <table:table-row table:style-name="ro4">
          <table:table-cell table:style-name="ce3" office:value-type="string" calcext:value-type="string">
            <text:p>sysco</text:p>
          </table:table-cell>
          <table:table-cell table:style-name="ce3" office:value-type="string" calcext:value-type="string">
            <text:p>SIN:packer beef ground bulk 81/19 fine frozen</text:p>
            <text:p>CN:ground beef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.526" calcext:value-type="float">
            <text:p>3.52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10lb</text:p>
          </table:table-cell>
          <table:table-cell table:style-name="ce7" office:value-type="float" office:value="282.08" calcext:value-type="float">
            <text:p>282.0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[]</text:p>
          </table:table-cell>
          <table:table-cell table:style-name="ce10" office:value-type="string" calcext:value-type="string">
            <text:p>pack cost is the per-lb cost. <text:s/>Total weight is for extended cost. <text:s/>individual weights is for each item in delivered quantity.</text:p>
          </table:table-cell>
          <table:table-cell table:style-name="ce11" table:formula="of:=[.I27]&amp;&quot; * &quot;&amp;[.D27]&amp;&quot; / &quot;&amp;[.C27]&amp;&quot; / &quot;&amp;[.E27]&amp;&quot; = 1 non-serving cost&quot;" office:value-type="string" office:string-value="80 * 3.526 / 2 / 4 = 1 non-serving cost" calcext:value-type="string">
            <text:p>80 * 3.526 / 2 / 4 = 1 non-serving cost</text:p>
          </table:table-cell>
          <table:table-cell/>
          <table:table-cell table:style-name="ce12" office:value-type="string" calcext:value-type="string">
            <text:p>full chubs are usually used completely. <text:s/>Remainder might just go towards the next lasagna/spaghetti meat sauce.</text:p>
          </table:table-cell>
          <table:table-cell table:style-name="ce11" table:formula="of:=[.I27]*[.D27]/[.C27]/[.E27]" office:value-type="float" office:value="35.26" calcext:value-type="float">
            <text:p>35.26</text:p>
          </table:table-cell>
          <table:table-cell table:style-name="ce10" office:value-type="float" office:value="454" calcext:value-type="float">
            <text:p>454</text:p>
          </table:table-cell>
          <table:table-cell table:style-name="ce10" office:value-type="string" calcext:value-type="string">
            <text:p>pack quantity to be per-lb</text:p>
          </table:table-cell>
          <table:table-cell table:style-name="ce11" table:formula="of:=ROUND([.D27]/[.P27]; 6)" office:value-type="float" office:value="0.007767" calcext:value-type="float">
            <text:p>0.007767</text:p>
          </table:table-cell>
          <table:table-cell table:style-name="ce10" office:value-type="string" calcext:value-type="string">
            <text:p>to get per gram cost</text:p>
          </table:table-cell>
          <table:table-cell table:style-name="ce10" office:value-type="string" calcext:value-type="string">
            <text:p>don't have to do anything with the per-something cost as the invoice's per-pack cost is already per-lb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sysco</text:p>
          </table:table-cell>
          <table:table-cell table:style-name="ce2" office:value-type="string" calcext:value-type="string">
            <text:p>SIN:sys rel broccoli spear poly</text:p>
            <text:p>CN:broccoli sp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.92" calcext:value-type="float">
            <text:p>27.9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lb</text:p>
          </table:table-cell>
          <table:table-cell table:style-name="ce6" office:value-type="float" office:value="27.92" calcext:value-type="float">
            <text:p>27.9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[]</text:p>
          </table:table-cell>
          <table:table-cell table:style-name="ce10" office:value-type="string" calcext:value-type="string">
            <text:p>box with non-individual servings</text:p>
          </table:table-cell>
          <table:table-cell table:style-name="ce10" table:formula="of:=[.D28]&amp;&quot; / &quot;&amp;[.E28]&amp;&quot; = 1 non-serving cost&quot;" office:value-type="string" office:string-value="27.92 / 12 = 1 non-serving cost" calcext:value-type="string">
            <text:p>27.92 / 12 = 1 non-serving cost</text:p>
          </table:table-cell>
          <table:table-cell table:style-name="ce10" office:value-type="string" calcext:value-type="string">
            <text:p>pack cost / pack qty</text:p>
          </table:table-cell>
          <table:table-cell table:style-name="ce12" office:value-type="string" calcext:value-type="string">
            <text:p>per ? is how it gets used.</text:p>
          </table:table-cell>
          <table:table-cell table:style-name="ce11" table:formula="of:=ROUND([.D28]/[.E28]; 4)" office:value-type="float" office:value="2.3267" calcext:value-type="float">
            <text:p>2.3267</text:p>
          </table:table-cell>
          <table:table-cell table:style-name="ce10" office:value-type="float" office:value="454" calcext:value-type="float">
            <text:p>454</text:p>
          </table:table-cell>
          <table:table-cell table:style-name="ce10" office:value-type="string" calcext:value-type="string">
            <text:p>pack quantity to be the non-individual serving count</text:p>
          </table:table-cell>
          <table:table-cell table:style-name="ce11" table:formula="of:=ROUND([.O28]/(VALUE(LEFT([.G28];LEN([.G28])-2)))/[.P28];6)" office:value-type="float" office:value="0.002562" calcext:value-type="float">
            <text:p>0.002562</text:p>
          </table:table-cell>
          <table:table-cell table:style-name="ce10" office:value-type="string" calcext:value-type="string">
            <text:p>to get per gram cost</text:p>
          </table:table-cell>
          <table:table-cell table:style-name="ce10" office:value-type="string" calcext:value-type="string">
            <text:p>depends on unit size being in lb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sysco</text:p>
          </table:table-cell>
          <table:table-cell table:style-name="ce3" office:value-type="string" calcext:value-type="string">
            <text:p>SIN:packer cookie fortune iw</text:p>
            <text:p>CN:fortune cooki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.37" calcext:value-type="float">
            <text:p>10.37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350ct</text:p>
          </table:table-cell>
          <table:table-cell table:style-name="ce7" office:value-type="float" office:value="10.37" calcext:value-type="float">
            <text:p>10.3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]</text:p>
          </table:table-cell>
          <table:table-cell table:style-name="ce10" office:value-type="string" calcext:value-type="string">
            <text:p>box with individual servings</text:p>
          </table:table-cell>
          <table:table-cell table:style-name="ce10" table:formula="of:=[.D29]&amp;&quot; / &quot;&amp;[.E29]&amp;&quot; = 1 serving cost&quot;" office:value-type="string" office:string-value="10.37 / 350 = 1 serving cost" calcext:value-type="string">
            <text:p>10.37 / 350 = 1 serving cost</text:p>
          </table:table-cell>
          <table:table-cell table:style-name="ce10" office:value-type="string" calcext:value-type="string">
            <text:p>pack cost</text:p>
          </table:table-cell>
          <table:table-cell table:style-name="ce12" office:value-type="string" calcext:value-type="string">
            <text:p>once opened, they all go stale pretty quickly.</text:p>
          </table:table-cell>
          <table:table-cell table:style-name="ce11" table:formula="of:=ROUND([.D29]/[.E29]; 4)" office:value-type="float" office:value="0.0296" calcext:value-type="float">
            <text:p>0.0296</text:p>
          </table:table-cell>
          <table:table-cell/>
          <table:table-cell table:style-name="ce10" office:value-type="string" calcext:value-type="string">
            <text:p>pack quantity to be the individual serving count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sysco</text:p>
          </table:table-cell>
          <table:table-cell table:style-name="ce4" office:value-type="string" calcext:value-type="string">
            <text:p>SIN:heinz mustard yellow packets mild</text:p>
            <text:p>CN:mustard packe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.9" calcext:value-type="float">
            <text:p>10.9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/5oz</text:p>
          </table:table-cell>
          <table:table-cell table:style-name="ce8" office:value-type="float" office:value="10.9" calcext:value-type="float">
            <text:p>10.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[]</text:p>
          </table:table-cell>
          <table:table-cell table:style-name="ce10" office:value-type="string" calcext:value-type="string">
            <text:p>box with individual servings</text:p>
          </table:table-cell>
          <table:table-cell table:style-name="ce10" table:formula="of:=[.D30]&amp;&quot; / &quot;&amp;[.E30]&amp;&quot; = 1 serving cost&quot;" office:value-type="string" office:string-value="10.9 / 500 = 1 serving cost" calcext:value-type="string">
            <text:p>10.9 / 500 = 1 serving cost</text:p>
          </table:table-cell>
          <table:table-cell table:style-name="ce10" office:value-type="string" calcext:value-type="string">
            <text:p>pack cost</text:p>
          </table:table-cell>
          <table:table-cell table:style-name="ce12" office:value-type="string" calcext:value-type="string">
            <text:p>condiment handed out as requested.</text:p>
          </table:table-cell>
          <table:table-cell table:style-name="ce11" table:formula="of:=ROUND([.D30]/[.E30]; 4)" office:value-type="float" office:value="0.0218" calcext:value-type="float">
            <text:p>0.0218</text:p>
          </table:table-cell>
          <table:table-cell table:style-name="ce11" table:formula="of:=454/16" office:value-type="float" office:value="28.375" calcext:value-type="float">
            <text:p>28.375</text:p>
          </table:table-cell>
          <table:table-cell table:style-name="ce10" office:value-type="string" calcext:value-type="string">
            <text:p>pack quantity to be the individual serving count</text:p>
          </table:table-cell>
          <table:table-cell table:style-name="ce11" table:formula="of:=IFERROR(__xludf.dummyfunction(&quot;O30/(index(query(,&quot;&quot;select &quot;&quot;&amp;left(G30,len(G30)-2)),2))/P30&quot;);0.00384140969162996)" office:value-type="float" office:value="0.00384140969162996" calcext:value-type="float">
            <text:p>0.00384140969162996</text:p>
          </table:table-cell>
          <table:table-cell table:style-name="ce10" office:value-type="string" calcext:value-type="string">
            <text:p>to get per gram cost</text:p>
          </table:table-cell>
          <table:table-cell table:number-columns-repeated="1005"/>
        </table:table-row>
        <table:table-row table:style-name="ro1" table:number-rows-repeated="970">
          <table:table-cell table:number-columns-repeated="13"/>
          <table:table-cell table:style-name="ce12"/>
          <table:table-cell table:number-columns-repeated="1010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7" table:default-cell-style-name="Default"/>
        <table:table-row table:style-name="ro7">
          <table:table-cell/>
        </table:table-row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oppins" svg:font-family="Poppi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Working_20_out_20_formulas" style:display-name="PageStyle_Working out formula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1-28T18:16:58.730150190</dc:date>
    <meta:editing-duration>PT1M37S</meta:editing-duration>
    <meta:editing-cycles>1</meta:editing-cycles>
    <meta:document-statistic meta:table-count="2" meta:cell-count="510" meta:object-count="0"/>
  </office:meta>
</office:document-meta>
</file>